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sans-serif"/>
    <style:font-face style:name="monospace" svg:font-family="monospace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1pt" fo:language="fr" fo:country="CA" officeooo:rsid="0017b9dc" officeooo:paragraph-rsid="0017b9dc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1pt" fo:language="fr" fo:country="CA" officeooo:rsid="0017b9dc" officeooo:paragraph-rsid="0017b9dc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1pt" fo:language="fr" fo:country="CA" officeooo:rsid="0017cb84" officeooo:paragraph-rsid="0017cb84" style:font-size-asian="11pt" style:font-size-complex="11pt"/>
    </style:style>
    <style:style style:name="P4" style:family="paragraph" style:parent-style-name="Standard" style:list-style-name="L2">
      <style:text-properties style:font-name="Times New Roman" fo:font-size="11pt" fo:language="fr" fo:country="CA" style:font-size-asian="11pt" style:font-size-complex="11pt"/>
    </style:style>
    <style:style style:name="P5" style:family="paragraph" style:parent-style-name="Standard">
      <style:text-properties style:font-name="Times New Roman" fo:font-size="11pt" fo:language="fr" fo:country="CA" officeooo:rsid="00193389" officeooo:paragraph-rsid="00193389" style:font-size-asian="11pt" style:font-size-complex="11pt"/>
    </style:style>
    <style:style style:name="P6" style:family="paragraph" style:parent-style-name="Standard">
      <style:text-properties style:font-name="Times New Roman" fo:font-size="11pt" fo:language="fr" fo:country="CA" officeooo:rsid="001d3f6c" officeooo:paragraph-rsid="001d3f6c" style:font-size-asian="11pt" style:font-size-complex="11pt"/>
    </style:style>
    <style:style style:name="P7" style:family="paragraph" style:parent-style-name="Standard">
      <style:text-properties style:font-name="Times New Roman" fo:font-size="11pt" fo:language="fr" fo:country="CA" officeooo:rsid="001eea8e" officeooo:paragraph-rsid="001eea8e" style:font-size-asian="11pt" style:font-size-complex="11pt"/>
    </style:style>
    <style:style style:name="P8" style:family="paragraph" style:parent-style-name="Standard">
      <style:text-properties style:font-name="Times New Roman" fo:font-size="11pt" fo:language="fr" fo:country="CA" officeooo:rsid="001fded1" officeooo:paragraph-rsid="001fded1" style:font-size-asian="11pt" style:font-size-complex="11pt"/>
    </style:style>
    <style:style style:name="P9" style:family="paragraph" style:parent-style-name="Standard">
      <style:text-properties style:font-name="Times New Roman" fo:font-size="11pt" fo:language="fr" fo:country="CA" officeooo:rsid="00201c12" officeooo:paragraph-rsid="00201c12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1pt" fo:language="fr" fo:country="CA" officeooo:rsid="0021580a" officeooo:paragraph-rsid="0021580a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1pt" fo:language="fr" fo:country="CA" officeooo:rsid="0022e91a" officeooo:paragraph-rsid="0022e91a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1pt" fo:language="fr" fo:country="CA" officeooo:rsid="0022fa43" officeooo:paragraph-rsid="0022fa43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1pt" fo:language="fr" fo:country="CA" officeooo:rsid="0024a182" officeooo:paragraph-rsid="0024a182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1pt" fo:language="fr" fo:country="CA" officeooo:rsid="0026731c" officeooo:paragraph-rsid="0026731c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1pt" fo:language="fr" fo:country="CA" officeooo:rsid="002890ae" officeooo:paragraph-rsid="002890ae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1pt" fo:language="fr" fo:country="CA" officeooo:rsid="002924fd" officeooo:paragraph-rsid="002924fd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1pt" fo:language="fr" fo:country="CA" officeooo:rsid="002c6771" officeooo:paragraph-rsid="002c6771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1pt" fo:language="fr" fo:country="CA" officeooo:rsid="002d408d" officeooo:paragraph-rsid="002d408d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1pt" fo:language="fr" fo:country="CA" officeooo:rsid="002d8c6b" officeooo:paragraph-rsid="002d8c6b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1pt" fo:language="fr" fo:country="CA" officeooo:rsid="003433fd" officeooo:paragraph-rsid="003433fd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1pt" fo:language="fr" fo:country="CA" officeooo:rsid="00356dbf" officeooo:paragraph-rsid="00356dbf" style:font-size-asian="11pt" style:font-size-complex="11pt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Times New Roman" fo:font-size="11pt" fo:language="fr" fo:country="CA" officeooo:rsid="0038bfb0" officeooo:paragraph-rsid="0038bfb0" style:font-size-asian="11pt" style:font-size-complex="11pt"/>
    </style:style>
    <style:style style:name="P23" style:family="paragraph" style:parent-style-name="Standard" style:list-style-name="L3">
      <style:paragraph-properties fo:text-align="start" style:justify-single-word="false"/>
      <style:text-properties style:font-name="Times New Roman" fo:font-size="11pt" fo:language="fr" fo:country="CA" officeooo:rsid="0038e97c" officeooo:paragraph-rsid="0038e97c" style:font-size-asian="11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1pt" fo:language="fr" fo:country="CA" fo:font-weight="bold" officeooo:rsid="0017b9dc" officeooo:paragraph-rsid="0017b9dc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1pt" fo:language="fr" fo:country="CA" fo:font-weight="bold" officeooo:rsid="0017cb84" officeooo:paragraph-rsid="0017cb84" style:font-size-asian="11pt" style:font-weight-asian="bold" style:font-size-complex="11pt" style:font-weight-complex="bold"/>
    </style:style>
    <style:style style:name="P26" style:family="paragraph" style:parent-style-name="Standard">
      <style:text-properties style:font-name="Times New Roman" fo:font-size="11pt" fo:language="fr" fo:country="CA" fo:font-weight="bold" officeooo:rsid="001d3f6c" officeooo:paragraph-rsid="001d3f6c" style:font-size-asian="11pt" style:font-weight-asian="bold" style:font-size-complex="11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1pt" fo:language="fr" fo:country="CA" fo:font-weight="bold" officeooo:rsid="0021580a" officeooo:paragraph-rsid="0021580a" style:font-size-asian="11pt" style:font-weight-asian="bold" style:font-size-complex="11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1pt" fo:language="fr" fo:country="CA" fo:font-weight="bold" officeooo:rsid="002dc4ee" officeooo:paragraph-rsid="002dc4ee" style:font-size-asian="11pt" style:font-weight-asian="bold" style:font-size-complex="11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1pt" fo:language="fr" fo:country="CA" fo:font-weight="bold" officeooo:rsid="003620e0" officeooo:paragraph-rsid="003620e0" style:font-size-asian="11pt" style:font-weight-asian="bold" style:font-size-complex="11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1pt" fo:language="fr" fo:country="CA" fo:font-weight="bold" officeooo:rsid="003433fd" officeooo:paragraph-rsid="003433fd" fo:background-color="#00a65d" style:font-size-asian="11pt" style:font-weight-asian="bold" style:font-size-complex="11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1pt" fo:language="fr" fo:country="CA" fo:font-weight="normal" officeooo:rsid="002dc4ee" officeooo:paragraph-rsid="002dc4ee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1pt" fo:language="fr" fo:country="CA" fo:font-weight="normal" officeooo:rsid="002ec849" officeooo:paragraph-rsid="002ec849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1pt" fo:language="fr" fo:country="CA" fo:font-weight="normal" officeooo:rsid="00305e71" officeooo:paragraph-rsid="00305e71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1pt" fo:language="fr" fo:country="CA" fo:font-weight="normal" officeooo:rsid="003620e0" officeooo:paragraph-rsid="003620e0" style:font-size-asian="11pt" style:font-weight-asian="normal" style:font-size-complex="11pt" style:font-weight-complex="normal"/>
    </style:style>
    <style:style style:name="P35" style:family="paragraph" style:parent-style-name="Standard" style:list-style-name="L3">
      <style:paragraph-properties fo:text-align="start" style:justify-single-word="false"/>
      <style:text-properties style:font-name="Times New Roman" fo:font-size="11pt" fo:language="fr" fo:country="CA" fo:font-weight="normal" officeooo:rsid="0037748d" officeooo:paragraph-rsid="0037748d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1pt" fo:language="fr" fo:country="CA" fo:font-weight="normal" officeooo:rsid="004c5bd5" officeooo:paragraph-rsid="004c5bd5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1pt" fo:language="fr" fo:country="CA" fo:font-weight="normal" officeooo:rsid="004d06e4" officeooo:paragraph-rsid="004d06e4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1pt" fo:language="fr" fo:country="CA" fo:font-weight="normal" officeooo:rsid="004e69ba" officeooo:paragraph-rsid="004e69ba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1pt" fo:language="fr" fo:country="CA" fo:font-weight="normal" officeooo:rsid="0051149b" officeooo:paragraph-rsid="0051149b" style:font-size-asian="11pt" style:font-weight-asian="normal" style:font-size-complex="11pt" style:font-weight-complex="normal"/>
    </style:style>
    <style:style style:name="P40" style:family="paragraph" style:parent-style-name="Standard" style:list-style-name="L2"/>
    <style:style style:name="P41" style:family="paragraph" style:parent-style-name="Standard" style:list-style-name="L3">
      <style:paragraph-properties fo:text-align="start" style:justify-single-word="false"/>
      <style:text-properties officeooo:paragraph-rsid="003c8d6a"/>
    </style:style>
    <style:style style:name="P42" style:family="paragraph" style:parent-style-name="Standard">
      <style:paragraph-properties fo:text-align="start" style:justify-single-word="false"/>
      <style:text-properties officeooo:paragraph-rsid="0043227b"/>
    </style:style>
    <style:style style:name="P43" style:family="paragraph" style:parent-style-name="Standard" style:list-style-name="L4">
      <style:paragraph-properties fo:text-align="start" style:justify-single-word="false"/>
      <style:text-properties officeooo:rsid="003f0ac4" officeooo:paragraph-rsid="003f0ac4"/>
    </style:style>
    <style:style style:name="P44" style:family="paragraph" style:parent-style-name="Standard">
      <style:paragraph-properties fo:text-align="start" style:justify-single-word="false"/>
      <style:text-properties officeooo:rsid="003f0ac4" officeooo:paragraph-rsid="003f0ac4"/>
    </style:style>
    <style:style style:name="P45" style:family="paragraph" style:parent-style-name="Standard">
      <style:paragraph-properties fo:text-align="start" style:justify-single-word="false"/>
      <style:text-properties fo:font-weight="bold" officeooo:rsid="003fe4dc" officeooo:paragraph-rsid="003fe4dc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weight="normal" officeooo:rsid="003fe4dc" officeooo:paragraph-rsid="003fe4dc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weight="normal" officeooo:rsid="00412ab5" officeooo:paragraph-rsid="00412ab5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officeooo:rsid="0041f41f" officeooo:paragraph-rsid="0041f41f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weight="normal" officeooo:rsid="0043227b" officeooo:paragraph-rsid="0043227b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weight="normal" officeooo:rsid="0045ffc6" officeooo:paragraph-rsid="0045ffc6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weight="normal" officeooo:rsid="00487911" officeooo:paragraph-rsid="00487911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weight="normal" officeooo:rsid="0048b7ad" officeooo:paragraph-rsid="0048b7ad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weight="normal" officeooo:rsid="004a6196" officeooo:paragraph-rsid="004a6196" style:font-weight-asian="normal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" fo:font-size="11pt" officeooo:rsid="0026731c" officeooo:paragraph-rsid="0026731c" style:font-size-asian="11pt" style:font-size-complex="11pt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" fo:font-size="11pt" officeooo:rsid="00305e71" style:font-size-asian="11pt" style:font-size-complex="11pt"/>
    </style:style>
    <style:style style:name="P57" style:family="paragraph" style:parent-style-name="Table_20_Contents">
      <style:paragraph-properties fo:text-align="start" style:justify-single-word="false"/>
      <style:text-properties style:font-name="Times New Roman" fo:font-size="11pt" officeooo:rsid="00305e71" officeooo:paragraph-rsid="00305e71" style:font-size-asian="11pt" style:font-size-complex="11pt"/>
    </style:style>
    <style:style style:name="P58" style:family="paragraph" style:parent-style-name="Table_20_Contents">
      <style:paragraph-properties fo:text-align="start" style:justify-single-word="false"/>
      <style:text-properties style:font-name="Times New Roman" fo:font-size="11pt" officeooo:rsid="0030a3bc" officeooo:paragraph-rsid="0030a3bc" style:font-size-asian="11pt" style:font-size-complex="11pt"/>
    </style:style>
    <style:style style:name="P59" style:family="paragraph" style:parent-style-name="Table_20_Contents">
      <style:paragraph-properties fo:text-align="start" style:justify-single-word="false"/>
      <style:text-properties style:font-name="Times New Roman" fo:font-size="11pt" officeooo:rsid="00325cf5" officeooo:paragraph-rsid="00325cf5" style:font-size-asian="11pt" style:font-size-complex="11pt"/>
    </style:style>
    <style:style style:name="T1" style:family="text">
      <style:text-properties officeooo:rsid="0017cb8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fe4dc" style:font-weight-asian="bold" style:font-weight-complex="bold"/>
    </style:style>
    <style:style style:name="T4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fo:background-color="#00a65d" loext:char-shading-value="0" style:font-style-asian="normal" style:font-weight-asian="bold" style:font-style-complex="normal" style:font-weight-complex="bold"/>
    </style:style>
    <style:style style:name="T6" style:family="text">
      <style:text-properties fo:font-variant="normal" fo:text-transform="none" fo:color="#000000" style:font-name="Times New Roman" fo:font-size="11pt" fo:letter-spacing="normal" fo:language="fr" fo:country="CA" fo:font-style="normal" fo:font-weight="normal" style:font-size-asian="11pt" style:font-size-complex="11pt"/>
    </style:style>
    <style:style style:name="T7" style:family="text">
      <style:text-properties fo:font-variant="normal" fo:text-transform="none" fo:color="#000000" style:font-name="Times New Roman" fo:font-size="11pt" fo:letter-spacing="normal" fo:language="fr" fo:country="CA" fo:font-style="normal" fo:font-weight="normal" officeooo:rsid="0017cb84" style:font-size-asian="11pt" style:font-size-complex="11pt"/>
    </style:style>
    <style:style style:name="T8" style:family="text">
      <style:text-properties fo:font-variant="normal" fo:text-transform="none" fo:color="#000000" style:font-name="Times New Roman" fo:font-size="11pt" fo:letter-spacing="normal" fo:language="fr" fo:country="CA" fo:font-style="normal" fo:font-weight="bold" style:font-size-asian="11pt" style:font-size-complex="11pt"/>
    </style:style>
    <style:style style:name="T9" style:family="text">
      <style:text-properties style:font-name="Times New Roman" fo:font-size="11pt" fo:language="fr" fo:country="CA" fo:font-weight="normal" style:font-size-asian="11pt" style:font-weight-asian="normal" style:font-size-complex="11pt" style:font-weight-complex="normal"/>
    </style:style>
    <style:style style:name="T10" style:family="text">
      <style:text-properties style:font-name="Times New Roman" fo:font-size="11pt" fo:language="fr" fo:country="CA" fo:font-weight="normal" officeooo:rsid="0043227b" style:font-size-asian="11pt" style:font-weight-asian="normal" style:font-size-complex="11pt" style:font-weight-complex="normal"/>
    </style:style>
    <style:style style:name="T11" style:family="text">
      <style:text-properties style:font-name="Times New Roman" fo:font-size="11pt" fo:language="fr" fo:country="CA" style:font-size-asian="11pt" style:font-size-complex="11pt"/>
    </style:style>
    <style:style style:name="T12" style:family="text">
      <style:text-properties style:font-name="Times New Roman" fo:font-size="11pt" fo:language="fr" fo:country="CA" officeooo:rsid="003c8d6a" style:font-size-asian="11pt" style:font-size-complex="11pt"/>
    </style:style>
    <style:style style:name="T13" style:family="text">
      <style:text-properties style:font-name="Times New Roman" fo:font-size="11pt" fo:language="fr" fo:country="CA" officeooo:rsid="003e4f8a" style:font-size-asian="11pt" style:font-size-complex="11pt"/>
    </style:style>
    <style:style style:name="T14" style:family="text">
      <style:text-properties style:font-name="Times New Roman" fo:font-size="11pt" fo:language="fr" fo:country="CA" fo:font-weight="bold" style:font-size-asian="11pt" style:font-weight-asian="bold" style:font-size-complex="11pt" style:font-weight-complex="bold"/>
    </style:style>
    <style:style style:name="T15" style:family="text">
      <style:text-properties style:font-name="Times New Roman" fo:font-size="11pt" fo:language="fr" fo:country="CA" fo:font-weight="bold" officeooo:rsid="003c8d6a" style:font-size-asian="11pt" style:font-weight-asian="bold" style:font-size-complex="11pt" style:font-weight-complex="bold"/>
    </style:style>
    <style:style style:name="T16" style:family="text">
      <style:text-properties officeooo:rsid="001a9031"/>
    </style:style>
    <style:style style:name="T17" style:family="text">
      <style:text-properties fo:background-color="#00a65d" loext:char-shading-value="0"/>
    </style:style>
    <style:style style:name="T18" style:family="text">
      <style:text-properties officeooo:rsid="0026731c"/>
    </style:style>
    <style:style style:name="T19" style:family="text">
      <style:text-properties officeooo:rsid="00305e71"/>
    </style:style>
    <style:style style:name="T20" style:family="text">
      <style:text-properties officeooo:rsid="0038674b"/>
    </style:style>
    <style:style style:name="T21" style:family="text">
      <style:text-properties officeooo:rsid="0038e97c"/>
    </style:style>
    <style:style style:name="T22" style:family="text">
      <style:text-properties officeooo:rsid="003aa801"/>
    </style:style>
    <style:style style:name="T23" style:family="text">
      <style:text-properties officeooo:rsid="004fb965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toformation Python</text:p>
      <text:p text:style-name="P2"/>
      <text:p text:style-name="P1"/>
      <text:p text:style-name="P24">Chapitre 1</text:p>
      <text:p text:style-name="P1"/>
      <text:p text:style-name="P25">Cours 1 – Découvrez Python</text:p>
      <text:p text:style-name="P3"/>
      <text:p text:style-name="P3">Langage orienté objet simple d’utilisation qui possède de nombreuses bibliothèques.</text:p>
      <text:p text:style-name="P3">Il est possible de réaliser en python:</text:p>
      <text:p text:style-name="P3"/>
      <text:list xml:id="list333730668" text:style-name="L2">
        <text:list-item>
          <text:p text:style-name="P40"><text:span text:style-name="T7">D</text:span><text:span text:style-name="T6">e petits programmes très simples, appelés </text:span><text:span text:style-name="Strong_20_Emphasis"><text:span text:style-name="T8">scripts</text:span></text:span><text:span text:style-name="T6">, chargés d'une mission très précise sur votre ordinateur </text:span></text:p>
        </text:list-item>
        <text:list-item>
          <text:p text:style-name="P4"><text:span text:style-name="T1">D</text:span>es programmes complets, comme des jeux, des suites bureautiques, des logiciels multimédias, <text:span text:style-name="T1">D</text:span>es clients de messageri<text:bookmark text:name="r-2230963"/><text:bookmark text:name="r-2230962"/>e</text:p>
        </text:list-item>
        <text:list-item>
          <text:p text:style-name="P4"><text:span text:style-name="T1">D</text:span>es projets très complexes, comme des progiciels (ensemble de plusieurs logiciels pouvant fonctionner ensemble, principalement utilisés dans le monde professionnel).</text:p>
        </text:list-item>
      </text:list>
      <text:p text:style-name="P5">Python est un langage de programmation interprété, c’est à dire que les lignes de commandes sont restranscritent en langage machine au fur et à mesure à l’inverse d’un langage compilé comme le C par exemple. <text:span text:style-name="T16">Ainsi le Python est plus simple et plus portable mais également plus long. </text:span></text:p>
      <text:p text:style-name="P5"/>
      <text:p text:style-name="P26">Cours 2 – Premier pas avec l’interpréteur</text:p>
      <text:p text:style-name="P6"/>
      <text:p text:style-name="P7">Entrer sur l’interpréteur : <text:span text:style-name="T5">python </text:span><text:span text:style-name="T4">L’interpréteur permet de saisir des commandes et des les tester immédiatement (du fait que python est un langage interprété).</text:span></text:p>
      <text:p text:style-name="P8"><text:span text:style-name="T4">Les opérations courantes se font avec les symboles +, -, *, /</text:span></text:p>
      <text:p text:style-name="P9"><text:span text:style-name="T4">Cas de la division : // → le dividande,% → Le reste</text:span></text:p>
      <text:p text:style-name="P6"/>
      <text:p text:style-name="P27">Cours 3 – Les variables</text:p>
      <text:p text:style-name="P10"/>
      <text:p text:style-name="P11">Définir une variable : nom_de_la_variable = valeur.</text:p>
      <text:p text:style-name="P11">Seulement lettres minuscules, majuscules, chiffres, underscores. Ne peux commencer par un chiffre. </text:p>
      <text:p text:style-name="P12">Convention : utiliser des lettres minuscules et des underscores. </text:p>
      <text:p text:style-name="P12"/>
      <text:p text:style-name="P13">Mots clés réservés : and, del, from, none, true, as elif, global, nonlocal, try, assert, else, if, not, while, break, except, import, or, with, class, false, in, pass, yield, continue, finally, is, raise, def, for, lambda, return.</text:p>
      <text:p text:style-name="P13"/>
      <text:p text:style-name="P14">Les différents types de données :</text:p>
      <text:p text:style-name="P14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5">Type</text:p>
          </table:table-cell>
          <table:table-cell table:style-name="Table1.B1" office:value-type="string">
            <text:p text:style-name="P55">exemple</text:p>
          </table:table-cell>
        </table:table-row>
        <table:table-row>
          <table:table-cell table:style-name="Table1.A2" office:value-type="string">
            <text:p text:style-name="P55">Integer</text:p>
          </table:table-cell>
          <table:table-cell table:style-name="Table1.B2" office:value-type="string">
            <text:p text:style-name="P55">3</text:p>
          </table:table-cell>
        </table:table-row>
        <table:table-row>
          <table:table-cell table:style-name="Table1.A2" office:value-type="string">
            <text:p text:style-name="P55">Float</text:p>
          </table:table-cell>
          <table:table-cell table:style-name="Table1.B2" office:value-type="string">
            <text:p text:style-name="P55">3.14</text:p>
          </table:table-cell>
        </table:table-row>
        <table:table-row>
          <table:table-cell table:style-name="Table1.A2" office:value-type="string">
            <text:p text:style-name="P55">String</text:p>
          </table:table-cell>
          <table:table-cell table:style-name="Table1.B2" office:value-type="string">
            <text:p text:style-name="P54">‘<text:span text:style-name="T18">abc’ ou “abc” ou “””abc””” <text:s/>ou <text:s/>‘’’abc’’’(le triple guillement permet d’éviter le pb des guillemets ou appostrophe à l’interieur de la chaine de caractère)</text:span></text:p>
          </table:table-cell>
        </table:table-row>
      </table:table>
      <text:p text:style-name="P14"/>
      <text:p text:style-name="P15">Opértatuer math d’incrémentation : += ou -+ ou *= ou /=.</text:p>
      <text:p text:style-name="P15"/>
      <text:p text:style-name="P16">Astuce permutation : <text:span text:style-name="T17">a = 1, b = 2</text:span>. Si on veut inverser les deux variable taper: <text:span text:style-name="T17">a,b = b,a</text:span></text:p>
      <text:p text:style-name="P1"/>
      <text:p text:style-name="P17">Définition d’une fonction : nom_fonction(param1, … paramn)</text:p>
      <text:p text:style-name="P18">fonction type(nom_variable) → renvoie le type de la variable ciblée. </text:p>
      <text:p text:style-name="P19"><text:soft-page-break/>Print() → permet d’afficher la valeur</text:p>
      <text:p text:style-name="P19"/>
      <text:p text:style-name="P28">Cours 4 – Structures conditionnelles</text:p>
      <text:p text:style-name="P31"/>
      <text:p text:style-name="P32">Boucle if/ elif / else</text:p>
      <text:p text:style-name="P32">if predicat (condition en boolean) :</text:p>
      <text:p text:style-name="P32"><text:tab/>action</text:p>
      <text:p text:style-name="P32">elif predicat (condition en boolean) :</text:p>
      <text:p text:style-name="P32"><text:tab/>action</text:p>
      <text:p text:style-name="P32">else :</text:p>
      <text:p text:style-name="P32"><text:tab/>action</text:p>
      <text:p text:style-name="P32"/>
      <text:p text:style-name="P33">Opérateur de prédicat :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57">Opérateur</text:p>
          </table:table-cell>
          <table:table-cell table:style-name="Table2.B1" office:value-type="string">
            <text:p text:style-name="P57">symbol</text:p>
          </table:table-cell>
        </table:table-row>
        <table:table-row>
          <table:table-cell table:style-name="Table2.A2" office:value-type="string">
            <text:p text:style-name="P57">suppérieur</text:p>
          </table:table-cell>
          <table:table-cell table:style-name="Table2.B2" office:value-type="string">
            <text:p text:style-name="P57">&gt;</text:p>
          </table:table-cell>
        </table:table-row>
        <table:table-row>
          <table:table-cell table:style-name="Table2.A2" office:value-type="string">
            <text:p text:style-name="P57">inférieur</text:p>
          </table:table-cell>
          <table:table-cell table:style-name="Table2.B2" office:value-type="string">
            <text:p text:style-name="P57">&lt;</text:p>
          </table:table-cell>
        </table:table-row>
        <table:table-row>
          <table:table-cell table:style-name="Table2.A2" office:value-type="string">
            <text:p text:style-name="P57">Suppérieur ou égal</text:p>
          </table:table-cell>
          <table:table-cell table:style-name="Table2.B2" office:value-type="string">
            <text:p text:style-name="P56">&gt;=</text:p>
          </table:table-cell>
        </table:table-row>
        <table:table-row>
          <table:table-cell table:style-name="Table2.A2" office:value-type="string">
            <text:p text:style-name="P57">Inférieur ou égal</text:p>
          </table:table-cell>
          <table:table-cell table:style-name="Table2.B2" office:value-type="string">
            <text:p text:style-name="P57">&lt;=</text:p>
          </table:table-cell>
        </table:table-row>
        <table:table-row>
          <table:table-cell table:style-name="Table2.A2" office:value-type="string">
            <text:p text:style-name="P57">Égal</text:p>
          </table:table-cell>
          <table:table-cell table:style-name="Table2.B2" office:value-type="string">
            <text:p text:style-name="P56">==</text:p>
          </table:table-cell>
        </table:table-row>
        <table:table-row>
          <table:table-cell table:style-name="Table2.A2" office:value-type="string">
            <text:p text:style-name="P57">Non égal</text:p>
          </table:table-cell>
          <table:table-cell table:style-name="Table2.B2" office:value-type="string">
            <text:p text:style-name="P54">!<text:span text:style-name="T19">=</text:span></text:p>
          </table:table-cell>
        </table:table-row>
        <table:table-row>
          <table:table-cell table:style-name="Table2.A2" office:value-type="string">
            <text:p text:style-name="P58">ET</text:p>
          </table:table-cell>
          <table:table-cell table:style-name="Table2.B2" office:value-type="string">
            <text:p text:style-name="P58">and</text:p>
          </table:table-cell>
        </table:table-row>
        <table:table-row>
          <table:table-cell table:style-name="Table2.A2" office:value-type="string">
            <text:p text:style-name="P58">Ou</text:p>
          </table:table-cell>
          <table:table-cell table:style-name="Table2.B2" office:value-type="string">
            <text:p text:style-name="P58">or</text:p>
          </table:table-cell>
        </table:table-row>
        <table:table-row>
          <table:table-cell table:style-name="Table2.A2" office:value-type="string">
            <text:p text:style-name="P59">Vrai</text:p>
          </table:table-cell>
          <table:table-cell table:style-name="Table2.B2" office:value-type="string">
            <text:p text:style-name="P59">true</text:p>
          </table:table-cell>
        </table:table-row>
        <table:table-row>
          <table:table-cell table:style-name="Table2.A2" office:value-type="string">
            <text:p text:style-name="P59">Faux</text:p>
          </table:table-cell>
          <table:table-cell table:style-name="Table2.B2" office:value-type="string">
            <text:p text:style-name="P59">False ou is not True</text:p>
          </table:table-cell>
        </table:table-row>
      </table:table>
      <text:p text:style-name="P33"/>
      <text:p text:style-name="P19"/>
      <text:p text:style-name="P20">Attention : Dans un programme python il faut indiquer l’encodeur des charactères que l’on utilise. Ajouter en début de programme la ligne suivante :</text:p>
      <text:p text:style-name="P30"># -*-coding:<text:span text:style-name="T23">utf</text:span>-<text:span text:style-name="T23">8</text:span> -*</text:p>
      <text:p text:style-name="P19"/>
      <text:p text:style-name="P21">int() → convertie la variable en integer.</text:p>
      <text:p text:style-name="P19"/>
      <text:p text:style-name="P29">Cours 5 – Les bou<text:span text:style-name="T22">c</text:span>les</text:p>
      <text:p text:style-name="P34"/>
      <text:list xml:id="list707708655" text:style-name="L3">
        <text:list-item>
          <text:p text:style-name="P35"><text:span text:style-name="T2">Boucle while</text:span> : tant que la doncition est vraie, exécuter les instructions.</text:p>
          <text:p text:style-name="P35"><text:span text:style-name="T20">w</text:span>hile condition est vrai :</text:p>
          <text:list>
            <text:list-header>
              <text:p text:style-name="P35">instruction 1</text:p>
              <text:p text:style-name="P35">instruction2</text:p>
              <text:p text:style-name="P35">….</text:p>
              <text:p text:style-name="P35">instruction n</text:p>
            </text:list-header>
          </text:list>
        </text:list-item>
        <text:list-item>
          <text:p text:style-name="P22"><text:span text:style-name="T2">Boucle for</text:span> : <text:span text:style-name="T21">fonctionne en séquence. Effectue les instructions indiquées pour tous les éléments d’une séquence.</text:span></text:p>
          <text:p text:style-name="P23">for element in sequence</text:p>
          <text:list>
            <text:list-header>
              <text:p text:style-name="P23">instruction 1</text:p>
              <text:p text:style-name="P23">…</text:p>
              <text:p text:style-name="P23">instruction n</text:p>
            </text:list-header>
          </text:list>
        </text:list-item>
        <text:list-item>
          <text:p text:style-name="P41"><text:span text:style-name="T12">Mot clé </text:span><text:span text:style-name="T15">breack</text:span><text:span text:style-name="T12"> : permet d’interrompre une boucle while lorsqu’un cas particulier se rencontre </text:span><text:span text:style-name="T13">et exécute la ligne de code qui sui imédiatement la boucle</text:span><text:span text:style-name="T12"> (utilisation à éviter d’après le cours)</text:span></text:p>
        </text:list-item>
      </text:list>
      <text:list xml:id="list1505132961" text:style-name="L4">
        <text:list-item>
          <text:p text:style-name="P43"><text:soft-page-break/><text:span text:style-name="T12">M</text:span><text:span text:style-name="T11">ot clé </text:span><text:span text:style-name="T14">continue : </text:span><text:span text:style-name="T9">permet de se reprendre la boucle au niveau ou on est sans tenir compte du fonctionnement normal. Par exemple, si lors de notre code on arrive à une valeur de conteur particulière par exemple 3 et qu’à ce niveau on veut incrémenter le conteur de 4 et non de 1, sans le mot clé continu on exécutera ensuite les instruction pour i = 4 avec le mot clé continue on exécutera immédiatement après pour i = 3 + 4 = 7 sans tenir compte des valeurs de 4 à 6.</text:span></text:p>
        </text:list-item>
      </text:list>
      <text:p text:style-name="P44"><text:span text:style-name="T9"/></text:p>
      <text:p text:style-name="P45"><text:span text:style-name="T11">Cours 6 – Modularité (1/2)</text:span></text:p>
      <text:p text:style-name="P46"><text:span text:style-name="T11"/></text:p>
      <text:p text:style-name="P47"><text:span text:style-name="T11">Définition d’une fonction :</text:span></text:p>
      <text:p text:style-name="P47"><text:span text:style-name="T11"><text:tab/>def nom_de_la_fonction(param1,…,param n) :</text:span></text:p>
      <text:p text:style-name="P47"><text:span text:style-name="T11">Attention, toujours mettre les paramètres dans l’odre chronologique d’appel.</text:span></text:p>
      <text:p text:style-name="P47"><text:span text:style-name="T11"/></text:p>
      <text:p text:style-name="P48"><text:span text:style-name="T11">Valeur par défaut d’un paramètre, def fonction(param = valeurdefault) :</text:span></text:p>
      <text:p text:style-name="P49"/>
      <text:p text:style-name="P49"><text:span text:style-name="T11">Doctrings Chaine de caractères que l’on peut appeler lorsque l’on tape help(nom_de_la_fonction)</text:span></text:p>
      <text:p text:style-name="P49"><text:span text:style-name="T11">def nom_de_la_fonction(paramètres) :</text:span></text:p>
      <text:p text:style-name="P42"><text:span text:style-name="T10"><text:tab/>« « « docstrings » » »</text:span></text:p>
      <text:p text:style-name="P50"><text:span text:style-name="T11">Possibilité d’appeler les paramètres par leur nom def <text:s/>fonction(a=1, b=2 …) :</text:span></text:p>
      <text:p text:style-name="P50"><text:span text:style-name="T11"/></text:p>
      <text:p text:style-name="P51"><text:span text:style-name="T11">Mot clé </text:span><text:span text:style-name="T14">return : </text:span><text:span text:style-name="T11"><text:s/>définit ce qui est renvoyé par la fonction définie.</text:span></text:p>
      <text:p text:style-name="P51"><text:span text:style-name="T11"/></text:p>
      <text:p text:style-name="P52"><text:span text:style-name="T11">Fonction lambda : utilisé dans le cas de fonctions simples et rapides que l’on veut stocker dans un variable</text:span></text:p>
      <text:p text:style-name="P52"><text:span text:style-name="T11">f = lambda param1, …, param n : valeur retrounée</text:span></text:p>
      <text:p text:style-name="P52"><text:span text:style-name="T11">appel : f(argument)</text:span></text:p>
      <text:p text:style-name="P52"><text:span text:style-name="T11"/></text:p>
      <text:p text:style-name="P53"><text:span text:style-name="T11">Les </text:span><text:span text:style-name="T14">modules</text:span><text:span text:style-name="T11"> : « bout de code » qui emprisonne des fonction ayant un rapport. Il faut importer ces modules pour les utiliser (import modul). Exemple : le modul math renferme des fonctions mathématiques.</text:span></text:p>
      <text:p text:style-name="P36"/>
      <text:p text:style-name="P36">Pour appeler une fonction du module :</text:p>
      <text:p text:style-name="P36">nom_module.nom_fonction(argument) – Exemple math.sqrt(25) pour utiliser racine carré du module math</text:p>
      <text:p text:style-name="P36"/>
      <text:p text:style-name="P37">Pour voir toutes les possibilités d’un module utiliser help(« nom_module »).</text:p>
      <text:p text:style-name="P37"/>
      <text:p text:style-name="P38"><text:span text:style-name="T2">Cours 7 - </text:span><text:span text:style-name="T3">Modularité (</text:span><text:span text:style-name="T2">2</text:span><text:span text:style-name="T3">/2)</text:span></text:p>
      <text:p text:style-name="P38"/>
      <text:p text:style-name="P39">Ne pas oublier encoding pour entrer les fonction dans un fichier.</text:p>
      <text:p text:style-name="P38"/>
      <text:p text:style-name="P24"/>
      <text:p text:style-name="P24">Chapitre 2</text:p>
      <text:p text:style-name="P1"/>
      <text:p text:style-name="P24">Chapitre 3</text:p>
      <text:p text:style-name="P1"/>
      <text:p text:style-name="P24">Chapitre 4</text:p>
      <text:p text:style-name="P1"/>
      <text:p text:style-name="P24">Chapitre 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sans-serif"/>
    <style:font-face style:name="monospace" svg:font-family="monospace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6:36:20.697567356</meta:creation-date>
    <dc:date>2019-02-26T13:55:32.625259913</dc:date>
    <meta:editing-duration>PT5H2M35S</meta:editing-duration>
    <meta:editing-cycles>55</meta:editing-cycles>
    <meta:generator>LibreOffice/6.0.6.2$Linux_X86_64 LibreOffice_project/00m0$Build-2</meta:generator>
    <meta:document-statistic meta:table-count="2" meta:image-count="0" meta:object-count="0" meta:page-count="3" meta:paragraph-count="103" meta:word-count="822" meta:character-count="4946" meta:non-whitespace-character-count="4222"/>
  </office:meta>
</office:document-meta>
</file>